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25" calcext:value-type="float">
            <text:p>825</text:p>
          </table:table-cell>
          <table:table-cell table:style-name="ce7" table:formula="of:=COUNTIF([.B7:.B999];&quot;X&quot;)" office:value-type="float" office:value="702" calcext:value-type="float">
            <text:p>702</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5" calcext:value-type="float">
            <text:p>95</text:p>
          </table:table-cell>
          <table:table-cell table:style-name="ce25" table:formula="of:=SUM([.B2:.F2])" office:value-type="float" office:value="878" calcext:value-type="float">
            <text:p>87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3" table:number-rows-repeated="12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6">00/00/0000</text:date>, <text:time style:data-style-name="N2" text:time-value="20:16:22.8174695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16T20:17:26.119922379</dc:date>
    <meta:editing-duration>PT23H10M57S</meta:editing-duration>
    <meta:editing-cycles>816</meta:editing-cycles>
    <meta:document-statistic meta:table-count="1" meta:cell-count="4966" meta:object-count="0"/>
  </office:meta>
</office:document-meta>
</file>